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2.3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6cm" fo:min-width="2.506cm"/>
      <style:paragraph-properties style:writing-mode="lr-tb"/>
    </style:style>
    <style:style style:name="gr3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4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5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7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3cm" fo:min-width="0cm"/>
      <style:paragraph-properties style:writing-mode="lr-tb"/>
    </style:style>
    <style:style style:name="gr12" style:family="graphic" style:parent-style-name="objectwithoutfill">
      <style:graphic-properties draw:marker-end="Estremità_20_linea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4cm" svg:height="4cm" svg:x="3.5cm" svg:y="3.75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25cm" svg:height="4.25cm" svg:x="9.25cm" svg:y="13.5cm">
          <text:p text:style-name="P1">BRAN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25cm" svg:height="4.25cm" svg:x="11.75cm" svg:y="22.75cm">
          <text:p text:style-name="P1">PC INVAL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4.25cm" svg:height="4.25cm" svg:x="13.25cm" svg:y="5.75cm">
          <text:p text:style-name="P1">UPDATE</text:p>
          <text:p text:style-name="P1">P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4.085cm" svg:y1="7.165cm" svg:x2="11.75cm" svg:y2="24.875cm" draw:start-shape="id1" draw:start-glue-point="7" draw:end-shape="id2" draw:end-glue-point="6" svg:d="M4085 7165c0 11807 2555 17710 7665 17710" svg:viewBox="0 0 7666 17711">
          <text:p/>
        </draw:connector>
        <draw:connector draw:style-name="gr4" draw:text-style-name="P2" draw:layer="layout" draw:type="curve" svg:x1="5.5cm" svg:y1="7.75cm" svg:x2="9.25cm" svg:y2="15.625cm" draw:start-shape="id1" draw:start-glue-point="8" draw:end-shape="id3" draw:end-glue-point="6" svg:d="M5500 7750c0 5250 1250 7875 3750 7875" svg:viewBox="0 0 3751 7876">
          <text:p/>
        </draw:connector>
        <draw:connector draw:style-name="gr5" draw:text-style-name="P2" draw:layer="layout" draw:type="curve" svg:x1="11.375cm" svg:y1="13.5cm" svg:x2="6.915cm" svg:y2="7.165cm" draw:start-shape="id3" draw:start-glue-point="4" draw:end-shape="id1" draw:end-glue-point="9" svg:d="M11375 13500c0-4311-4460-1144-4460-6335" svg:viewBox="0 0 4461 6336">
          <text:p/>
        </draw:connector>
        <draw:connector draw:style-name="gr6" draw:text-style-name="P2" draw:layer="layout" draw:type="curve" svg:x1="13.875cm" svg:y1="22.75cm" svg:x2="15.375cm" svg:y2="10cm" draw:start-shape="id2" draw:start-glue-point="4" draw:end-shape="id4" draw:end-glue-point="8" svg:d="M13875 22750c0-9561 1500-3186 1500-12750" svg:viewBox="0 0 1501 12751">
          <text:p/>
        </draw:connector>
        <draw:connector draw:style-name="gr7" draw:text-style-name="P2" draw:layer="layout" draw:type="curve" svg:x1="13.872cm" svg:y1="6.372cm" svg:x2="7.5cm" svg:y2="5.75cm" draw:start-shape="id4" draw:start-glue-point="5" draw:end-shape="id1" draw:end-glue-point="10" svg:d="M13872 6372c-5244 0-2058-622-6372-622" svg:viewBox="0 0 6373 623">
          <text:p/>
        </draw:connector>
        <draw:frame draw:style-name="gr8" draw:text-style-name="P3" draw:layer="layout" svg:width="2.792cm" svg:height="0.962cm" svg:x="1.708cm" svg:y="14.288cm">
          <draw:text-box>
            <text:p>PC_INV</text:p>
          </draw:text-box>
        </draw:frame>
        <draw:frame draw:style-name="gr8" draw:text-style-name="P3" draw:layer="layout" svg:width="3.783cm" svg:height="0.962cm" svg:x="15.25cm" svg:y="14.25cm">
          <draw:text-box>
            <text:p>PC_WRITE</text:p>
          </draw:text-box>
        </draw:frame>
        <draw:frame draw:style-name="gr8" draw:text-style-name="P3" draw:layer="layout" svg:width="2.636cm" svg:height="0.962cm" svg:x="9.5cm" svg:y="5cm">
          <draw:text-box>
            <text:p>~HOLD</text:p>
          </draw:text-box>
        </draw:frame>
        <draw:frame draw:style-name="gr8" draw:text-style-name="P3" draw:layer="layout" svg:width="3.199cm" svg:height="0.962cm" svg:x="6.051cm" svg:y="12.75cm">
          <draw:text-box>
            <text:p>~PC_INC</text:p>
          </draw:text-box>
        </draw:frame>
        <draw:frame draw:style-name="gr8" draw:text-style-name="P3" draw:layer="layout" svg:width="2.636cm" svg:height="0.962cm" svg:x="7.75cm" svg:y="8.788cm">
          <draw:text-box>
            <text:p>~HOLD</text:p>
          </draw:text-box>
        </draw:frame>
        <draw:connector draw:style-name="gr9" draw:text-style-name="P2" draw:layer="layout" draw:type="curve" svg:x1="17.5cm" svg:y1="7.875cm" svg:x2="15.375cm" svg:y2="5.75cm" draw:start-shape="id4" draw:start-glue-point="10" draw:end-shape="id4" draw:end-glue-point="4" svg:d="M17500 7875c753 0 627-1313-92-2032s-2033-844-2033-93" svg:viewBox="0 0 2635 2634">
          <text:p/>
        </draw:connector>
        <draw:frame draw:style-name="gr8" draw:text-style-name="P3" draw:layer="layout" svg:width="2.263cm" svg:height="0.962cm" svg:x="16.5cm" svg:y="4.5cm">
          <draw:text-box>
            <text:p>HOLD</text:p>
          </draw:text-box>
        </draw:frame>
        <draw:connector draw:style-name="gr10" draw:text-style-name="P2" draw:layer="layout" draw:type="curve" svg:x1="6.915cm" svg:y1="4.335cm" svg:x2="4.085cm" svg:y2="4.335cm" draw:start-shape="id1" draw:start-glue-point="11" draw:end-shape="id1" draw:end-glue-point="5" svg:d="M6915 4335c0-1629-2830-1629-2830 0" svg:viewBox="0 0 2831 1223">
          <text:p/>
        </draw:connector>
        <draw:frame draw:style-name="gr11" draw:text-style-name="P3" draw:layer="layout" svg:width="5.513cm" svg:height="0.962cm" svg:x="3cm" svg:y="2cm">
          <draw:text-box>
            <text:p>HOLD | PC_INC</text:p>
          </draw:text-box>
        </draw:frame>
        <draw:connector draw:style-name="gr12" draw:text-style-name="P2" draw:layer="layout" draw:type="curve" svg:x1="13.875cm" svg:y1="27cm" svg:x2="16cm" svg:y2="24.875cm" draw:start-shape="id2" draw:start-glue-point="8" draw:end-shape="id2" draw:end-glue-point="10" svg:d="M13875 27000c0 753 1314 627 2033-92s845-2033 92-2033" svg:viewBox="0 0 2635 2635">
          <text:p/>
        </draw:connector>
        <draw:frame draw:style-name="gr8" draw:text-style-name="P3" draw:layer="layout" svg:width="4.155cm" svg:height="0.962cm" svg:x="15.845cm" svg:y="27cm">
          <draw:text-box>
            <text:p>~PC_WRIT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5T18:34:13.206000000</meta:creation-date>
    <dc:date>2021-05-05T19:04:26.398000000</dc:date>
    <meta:editing-duration>PT9M20S</meta:editing-duration>
    <meta:editing-cycles>1</meta:editing-cycles>
    <meta:generator>LibreOffice/7.1.2.2$Windows_X86_64 LibreOffice_project/8a45595d069ef5570103caea1b71cc9d82b2aae4</meta:generator>
    <meta:document-statistic meta:object-count="20"/>
  </office:meta>
</office:document-meta>
</file>